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tile Behave Python :<text:s/></text:span><text:span text:style-name="T2"/></text:p>
      <text:p text:style-name="P2"><text:span text:style-name="T2">-<text:s text:c="3"/>context.execute_steps('''</text:span></text:p>
      <text:p text:style-name="P3"><text:span text:style-name="T2"><text:s text:c="12"/>when I press the big red button</text:span></text:p>
      <text:p text:style-name="P3"><text:span text:style-name="T2"><text:s text:c="17"/>and I duck</text:span></text:p>
      <text:p text:style-name="P3"><text:span text:style-name="T2"><text:s text:c="13"/>''')<text:s text:c="3"/>==&gt; invoque une autre étape</text:span></text:p>
      <text:p text:style-name="P3"><text:span text:style-name="T2">-<text:s text:c="3"/>context.response ==&gt; permet de communiquer entre les étapes</text:span></text:p>
      <text:p text:style-name="P3"><text:span text:style-name="T2">-<text:s text:c="3"/>table ==&gt; contient les données de tableau de l'étape</text:span></text:p>
      <text:p text:style-name="P3"><text:span text:style-name="T2">-<text:s text:c="3"/>text ==&gt; contient les textes de l'étape</text:span></text:p>
      <text:p text:style-name="P3"><text:span text:style-name="T2">-<text:s text:c="3"/>before_step(context, step), after_step(context, step) ==&gt; run before/after every step</text:span></text:p>
      <text:p text:style-name="P3"><text:span text:style-name="T2">-<text:s text:c="3"/>before_scenario(context, scenario), after_scenario(context, scenario) ==&gt; run before/after each scenario</text:span></text:p>
      <text:p text:style-name="P3"><text:span text:style-name="T2">-<text:s text:c="3"/>before_feature(context, feature), after_feature(context, feature) ==&gt; run before/after each feature </text:span></text:p>
      <text:p text:style-name="P3"><text:span text:style-name="T2">-<text:s text:c="3"/>before_tag(context, tag), after_tag(context, tag) ==&gt; run before and after a section tagged, invoked in the order they’re found in the feature</text:span></text:p>
      <text:p text:style-name="P3"><text:span text:style-name="T2">-<text:s text:c="3"/>before_all(context), after_all(context) ==&gt; run before and after the whole shooting match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